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7mm"/>
    </style:style>
    <style:style style:name="co2" style:family="table-column">
      <style:table-column-properties fo:break-before="auto" style:column-width="17.5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ência No 0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tros 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ela 1 – Ganho do filtro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eóricos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Valores computacionais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Valores experimentais</text:p>
          </table:table-cell>
          <table:covered-table-cell table:style-name="ce13"/>
          <table:table-cell table:number-columns-repeated="1017"/>
        </table:table-row>
        <table:table-row table:style-name="ro1">
          <table:table-cell table:style-name="ce3" office:value-type="string" calcext:value-type="string">
            <text:p>Frequencia (Hz)</text:p>
          </table:table-cell>
          <table:table-cell table:style-name="ce5" office:value-type="string" calcext:value-type="string">
            <text:p>Ganho</text:p>
          </table:table-cell>
          <table:table-cell table:style-name="ce5" office:value-type="string" calcext:value-type="string">
            <text:p>Ganho em dB</text:p>
          </table:table-cell>
          <table:table-cell table:style-name="ce10" office:value-type="string" calcext:value-type="string">
            <text:p>Ganho</text:p>
          </table:table-cell>
          <table:table-cell table:style-name="ce10" office:value-type="string" calcext:value-type="string">
            <text:p>Ganho em dB</text:p>
          </table:table-cell>
          <table:table-cell table:style-name="ce13" office:value-type="string" calcext:value-type="string">
            <text:p>Ganho</text:p>
          </table:table-cell>
          <table:table-cell table:style-name="ce13" office:value-type="string" calcext:value-type="string">
            <text:p>Ganho em dB</text:p>
          </table:table-cell>
          <table:table-cell/>
          <table:table-cell>
            <draw:frame table:end-cell-address="Plan1.S26" table:end-x="3.76mm" table:end-y="4.86mm" draw:z-index="0" draw:name="Gráfico 2" draw:style-name="gr1" draw:text-style-name="P1" svg:width="176.13mm" svg:height="106.04mm" svg:x="3.32mm" svg:y="0.42mm">
              <loext:p draw:notify-on-update-of-ranges="Plan1.A7:Plan1.A26 Plan1.G7:Plan1.G26 Plan1.A7:Plan1.A26 Plan1.C7:Plan1.C26 Plan1.A7:Plan1.A26 Plan1.E7:Plan1.E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6" office:value-type="float" office:value="0.9958" calcext:value-type="float">
            <text:p>1,00</text:p>
          </table:table-cell>
          <table:table-cell table:style-name="ce6" table:formula="of:=20*LOG10([.B7])" office:value-type="float" office:value="-0.0365575612111857" calcext:value-type="float">
            <text:p>-0,04</text:p>
          </table:table-cell>
          <table:table-cell table:style-name="ce9" office:value-type="float" office:value="0.9958" calcext:value-type="float">
            <text:p>1,00</text:p>
          </table:table-cell>
          <table:table-cell table:style-name="ce9" table:formula="of:=20*LOG10([.D7])" office:value-type="float" office:value="-0.0365575612111857" calcext:value-type="float">
            <text:p>-0,04</text:p>
          </table:table-cell>
          <table:table-cell table:style-name="ce12"/>
          <table:table-cell table:style-name="ce12" table:formula="of:=20*LOG10([.F7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0.9934" calcext:value-type="float">
            <text:p>0,99</text:p>
          </table:table-cell>
          <table:table-cell table:style-name="ce6" table:formula="of:=20*LOG10([.B8])" office:value-type="float" office:value="-0.0575168868159087" calcext:value-type="float">
            <text:p>-0,06</text:p>
          </table:table-cell>
          <table:table-cell table:style-name="ce9" office:value-type="float" office:value="0.9934" calcext:value-type="float">
            <text:p>0,99</text:p>
          </table:table-cell>
          <table:table-cell table:style-name="ce9" table:formula="of:=20*LOG10([.D8])" office:value-type="float" office:value="-0.0575168868159087" calcext:value-type="float">
            <text:p>-0,06</text:p>
          </table:table-cell>
          <table:table-cell table:style-name="ce12"/>
          <table:table-cell table:style-name="ce12" table:formula="of:=20*LOG10([.F8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9906" calcext:value-type="float">
            <text:p>0,99</text:p>
          </table:table-cell>
          <table:table-cell table:style-name="ce6" table:formula="of:=20*LOG10([.B9])" office:value-type="float" office:value="-0.0820335270712544" calcext:value-type="float">
            <text:p>-0,08</text:p>
          </table:table-cell>
          <table:table-cell table:style-name="ce9" office:value-type="float" office:value="0.9906" calcext:value-type="float">
            <text:p>0,99</text:p>
          </table:table-cell>
          <table:table-cell table:style-name="ce9" table:formula="of:=20*LOG10([.D9])" office:value-type="float" office:value="-0.0820335270712544" calcext:value-type="float">
            <text:p>-0,08</text:p>
          </table:table-cell>
          <table:table-cell table:style-name="ce12"/>
          <table:table-cell table:style-name="ce12" table:formula="of:=20*LOG10([.F9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6" office:value-type="float" office:value="0.9873" calcext:value-type="float">
            <text:p>0,99</text:p>
          </table:table-cell>
          <table:table-cell table:style-name="ce6" table:formula="of:=20*LOG10([.B10])" office:value-type="float" office:value="-0.111017259719279" calcext:value-type="float">
            <text:p>-0,11</text:p>
          </table:table-cell>
          <table:table-cell table:style-name="ce9" office:value-type="float" office:value="0.9873" calcext:value-type="float">
            <text:p>0,99</text:p>
          </table:table-cell>
          <table:table-cell table:style-name="ce9" table:formula="of:=20*LOG10([.D10])" office:value-type="float" office:value="-0.111017259719279" calcext:value-type="float">
            <text:p>-0,11</text:p>
          </table:table-cell>
          <table:table-cell table:style-name="ce12"/>
          <table:table-cell table:style-name="ce12" table:formula="of:=20*LOG10([.F10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6" office:value-type="float" office:value="0.9835" calcext:value-type="float">
            <text:p>0,98</text:p>
          </table:table-cell>
          <table:table-cell table:style-name="ce6" table:formula="of:=20*LOG10([.B11])" office:value-type="float" office:value="-0.144512714892889" calcext:value-type="float">
            <text:p>-0,14</text:p>
          </table:table-cell>
          <table:table-cell table:style-name="ce9" office:value-type="float" office:value="0.9835" calcext:value-type="float">
            <text:p>0,98</text:p>
          </table:table-cell>
          <table:table-cell table:style-name="ce9" table:formula="of:=20*LOG10([.D11])" office:value-type="float" office:value="-0.144512714892889" calcext:value-type="float">
            <text:p>-0,14</text:p>
          </table:table-cell>
          <table:table-cell table:style-name="ce12"/>
          <table:table-cell table:style-name="ce12" table:formula="of:=20*LOG10([.F11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6" office:value-type="float" office:value="0.9793" calcext:value-type="float">
            <text:p>0,98</text:p>
          </table:table-cell>
          <table:table-cell table:style-name="ce6" table:formula="of:=20*LOG10([.B12])" office:value-type="float" office:value="-0.18168490987831" calcext:value-type="float">
            <text:p>-0,18</text:p>
          </table:table-cell>
          <table:table-cell table:style-name="ce9" office:value-type="float" office:value="0.9793" calcext:value-type="float">
            <text:p>0,98</text:p>
          </table:table-cell>
          <table:table-cell table:style-name="ce9" table:formula="of:=20*LOG10([.D12])" office:value-type="float" office:value="-0.18168490987831" calcext:value-type="float">
            <text:p>-0,18</text:p>
          </table:table-cell>
          <table:table-cell table:style-name="ce12"/>
          <table:table-cell table:style-name="ce12" table:formula="of:=20*LOG10([.F12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0.9746" calcext:value-type="float">
            <text:p>0,97</text:p>
          </table:table-cell>
          <table:table-cell table:style-name="ce6" table:formula="of:=20*LOG10([.B13])" office:value-type="float" office:value="-0.223471859094484" calcext:value-type="float">
            <text:p>-0,22</text:p>
          </table:table-cell>
          <table:table-cell table:style-name="ce9" office:value-type="float" office:value="0.9746" calcext:value-type="float">
            <text:p>0,97</text:p>
          </table:table-cell>
          <table:table-cell table:style-name="ce9" table:formula="of:=20*LOG10([.D13])" office:value-type="float" office:value="-0.223471859094484" calcext:value-type="float">
            <text:p>-0,22</text:p>
          </table:table-cell>
          <table:table-cell table:style-name="ce12"/>
          <table:table-cell table:style-name="ce12" table:formula="of:=20*LOG10([.F13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6" office:value-type="float" office:value="0.9089" calcext:value-type="float">
            <text:p>0,91</text:p>
          </table:table-cell>
          <table:table-cell table:style-name="ce6" table:formula="of:=20*LOG10([.B14])" office:value-type="float" office:value="-0.829677931539178" calcext:value-type="float">
            <text:p>-0,83</text:p>
          </table:table-cell>
          <table:table-cell table:style-name="ce9" office:value-type="float" office:value="0.9089" calcext:value-type="float">
            <text:p>0,91</text:p>
          </table:table-cell>
          <table:table-cell table:style-name="ce9" table:formula="of:=20*LOG10([.D14])" office:value-type="float" office:value="-0.829677931539178" calcext:value-type="float">
            <text:p>-0,83</text:p>
          </table:table-cell>
          <table:table-cell table:style-name="ce12"/>
          <table:table-cell table:style-name="ce12" table:formula="of:=20*LOG10([.F14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6" office:value-type="float" office:value="0.8238" calcext:value-type="float">
            <text:p>0,82</text:p>
          </table:table-cell>
          <table:table-cell table:style-name="ce6" table:formula="of:=20*LOG10([.B15])" office:value-type="float" office:value="-1.68356424759202" calcext:value-type="float">
            <text:p>-1,68</text:p>
          </table:table-cell>
          <table:table-cell table:style-name="ce9" office:value-type="float" office:value="0.8238" calcext:value-type="float">
            <text:p>0,82</text:p>
          </table:table-cell>
          <table:table-cell table:style-name="ce9" table:formula="of:=20*LOG10([.D15])" office:value-type="float" office:value="-1.68356424759202" calcext:value-type="float">
            <text:p>-1,68</text:p>
          </table:table-cell>
          <table:table-cell table:style-name="ce12"/>
          <table:table-cell table:style-name="ce12" table:formula="of:=20*LOG10([.F15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40000" calcext:value-type="float">
            <text:p>40000</text:p>
          </table:table-cell>
          <table:table-cell table:style-name="ce6" office:value-type="float" office:value="0.7369" calcext:value-type="float">
            <text:p>0,74</text:p>
          </table:table-cell>
          <table:table-cell table:style-name="ce6" table:formula="of:=20*LOG10([.B16])" office:value-type="float" office:value="-2.65182886954417" calcext:value-type="float">
            <text:p>-2,65</text:p>
          </table:table-cell>
          <table:table-cell table:style-name="ce9" office:value-type="float" office:value="0.7369" calcext:value-type="float">
            <text:p>0,74</text:p>
          </table:table-cell>
          <table:table-cell table:style-name="ce9" table:formula="of:=20*LOG10([.D16])" office:value-type="float" office:value="-2.65182886954417" calcext:value-type="float">
            <text:p>-2,65</text:p>
          </table:table-cell>
          <table:table-cell table:style-name="ce12"/>
          <table:table-cell table:style-name="ce12" table:formula="of:=20*LOG10([.F16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43604.09" calcext:value-type="float">
            <text:p>43604,09</text:p>
          </table:table-cell>
          <table:table-cell table:style-name="ce6" office:value-type="float" office:value="0.7071" calcext:value-type="float">
            <text:p>0,71</text:p>
          </table:table-cell>
          <table:table-cell table:style-name="ce6" table:formula="of:=20*LOG10([.B17])" office:value-type="float" office:value="-3.01038325512028" calcext:value-type="float">
            <text:p>-3,01</text:p>
          </table:table-cell>
          <table:table-cell table:style-name="ce9" office:value-type="float" office:value="0.7066" calcext:value-type="float">
            <text:p>0,71</text:p>
          </table:table-cell>
          <table:table-cell table:style-name="ce9" table:formula="of:=20*LOG10([.D17])" office:value-type="float" office:value="-3.01652733802347" calcext:value-type="float">
            <text:p>-3,02</text:p>
          </table:table-cell>
          <table:table-cell table:style-name="ce12"/>
          <table:table-cell table:style-name="ce12" table:formula="of:=20*LOG10([.F17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50000" calcext:value-type="float">
            <text:p>50000</text:p>
          </table:table-cell>
          <table:table-cell table:style-name="ce6" office:value-type="float" office:value="0.6572" calcext:value-type="float">
            <text:p>0,66</text:p>
          </table:table-cell>
          <table:table-cell table:style-name="ce6" table:formula="of:=20*LOG10([.B18])" office:value-type="float" office:value="-3.64604890473952" calcext:value-type="float">
            <text:p>-3,65</text:p>
          </table:table-cell>
          <table:table-cell table:style-name="ce9" office:value-type="float" office:value="0.6571" calcext:value-type="float">
            <text:p>0,66</text:p>
          </table:table-cell>
          <table:table-cell table:style-name="ce9" table:formula="of:=20*LOG10([.D18])" office:value-type="float" office:value="-3.64737065618969" calcext:value-type="float">
            <text:p>-3,65</text:p>
          </table:table-cell>
          <table:table-cell table:style-name="ce12"/>
          <table:table-cell table:style-name="ce12" table:formula="of:=20*LOG10([.F18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60000" calcext:value-type="float">
            <text:p>60000</text:p>
          </table:table-cell>
          <table:table-cell table:style-name="ce6" office:value-type="float" office:value="0.5878" calcext:value-type="float">
            <text:p>0,59</text:p>
          </table:table-cell>
          <table:table-cell table:style-name="ce6" table:formula="of:=20*LOG10([.B19])" office:value-type="float" office:value="-4.61540836526812" calcext:value-type="float">
            <text:p>-4,62</text:p>
          </table:table-cell>
          <table:table-cell table:style-name="ce9" office:value-type="float" office:value="0.5879" calcext:value-type="float">
            <text:p>0,59</text:p>
          </table:table-cell>
          <table:table-cell table:style-name="ce9" table:formula="of:=20*LOG10([.D19])" office:value-type="float" office:value="-4.61393079621837" calcext:value-type="float">
            <text:p>-4,61</text:p>
          </table:table-cell>
          <table:table-cell table:style-name="ce12"/>
          <table:table-cell table:style-name="ce12" table:formula="of:=20*LOG10([.F19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70000" calcext:value-type="float">
            <text:p>70000</text:p>
          </table:table-cell>
          <table:table-cell table:style-name="ce6" office:value-type="float" office:value="0.5287" calcext:value-type="float">
            <text:p>0,53</text:p>
          </table:table-cell>
          <table:table-cell table:style-name="ce6" table:formula="of:=20*LOG10([.B20])" office:value-type="float" office:value="-5.53581379189777" calcext:value-type="float">
            <text:p>-5,54</text:p>
          </table:table-cell>
          <table:table-cell table:style-name="ce9" office:value-type="float" office:value="0.5287" calcext:value-type="float">
            <text:p>0,53</text:p>
          </table:table-cell>
          <table:table-cell table:style-name="ce9" table:formula="of:=20*LOG10([.D20])" office:value-type="float" office:value="-5.53581379189777" calcext:value-type="float">
            <text:p>-5,54</text:p>
          </table:table-cell>
          <table:table-cell table:style-name="ce12"/>
          <table:table-cell table:style-name="ce12" table:formula="of:=20*LOG10([.F20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80000" calcext:value-type="float">
            <text:p>80000</text:p>
          </table:table-cell>
          <table:table-cell table:style-name="ce6" office:value-type="float" office:value="0.4785" calcext:value-type="float">
            <text:p>0,48</text:p>
          </table:table-cell>
          <table:table-cell table:style-name="ce6" table:formula="of:=20*LOG10([.B21])" office:value-type="float" office:value="-6.40236115774275" calcext:value-type="float">
            <text:p>-6,40</text:p>
          </table:table-cell>
          <table:table-cell table:style-name="ce9" office:value-type="float" office:value="0.4786" calcext:value-type="float">
            <text:p>0,48</text:p>
          </table:table-cell>
          <table:table-cell table:style-name="ce9" table:formula="of:=20*LOG10([.D21])" office:value-type="float" office:value="-6.40054611445163" calcext:value-type="float">
            <text:p>-6,40</text:p>
          </table:table-cell>
          <table:table-cell table:style-name="ce12"/>
          <table:table-cell table:style-name="ce12" table:formula="of:=20*LOG10([.F21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90000" calcext:value-type="float">
            <text:p>90000</text:p>
          </table:table-cell>
          <table:table-cell table:style-name="ce6" office:value-type="float" office:value="0.436" calcext:value-type="float">
            <text:p>0,44</text:p>
          </table:table-cell>
          <table:table-cell table:style-name="ce6" table:formula="of:=20*LOG10([.B22])" office:value-type="float" office:value="-7.21027021462828" calcext:value-type="float">
            <text:p>-7,21</text:p>
          </table:table-cell>
          <table:table-cell table:style-name="ce9" office:value-type="float" office:value="0.4361" calcext:value-type="float">
            <text:p>0,44</text:p>
          </table:table-cell>
          <table:table-cell table:style-name="ce9" table:formula="of:=20*LOG10([.D22])" office:value-type="float" office:value="-7.20827826653147" calcext:value-type="float">
            <text:p>-7,21</text:p>
          </table:table-cell>
          <table:table-cell table:style-name="ce12"/>
          <table:table-cell table:style-name="ce12" table:formula="of:=20*LOG10([.F22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6" office:value-type="float" office:value="0.3996" calcext:value-type="float">
            <text:p>0,40</text:p>
          </table:table-cell>
          <table:table-cell table:style-name="ce6" table:formula="of:=20*LOG10([.B23])" office:value-type="float" office:value="-7.96749040892111" calcext:value-type="float">
            <text:p>-7,97</text:p>
          </table:table-cell>
          <table:table-cell table:style-name="ce9" office:value-type="float" office:value="0.3996" calcext:value-type="float">
            <text:p>0,40</text:p>
          </table:table-cell>
          <table:table-cell table:style-name="ce9" table:formula="of:=20*LOG10([.D23])" office:value-type="float" office:value="-7.96749040892111" calcext:value-type="float">
            <text:p>-7,97</text:p>
          </table:table-cell>
          <table:table-cell table:style-name="ce12"/>
          <table:table-cell table:style-name="ce12" table:formula="of:=20*LOG10([.F23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200000" calcext:value-type="float">
            <text:p>200000</text:p>
          </table:table-cell>
          <table:table-cell table:style-name="ce6" office:value-type="float" office:value="0.213" calcext:value-type="float">
            <text:p>0,21</text:p>
          </table:table-cell>
          <table:table-cell table:style-name="ce6" table:formula="of:=20*LOG10([.B24])" office:value-type="float" office:value="-13.4324079312252" calcext:value-type="float">
            <text:p>-13,43</text:p>
          </table:table-cell>
          <table:table-cell table:style-name="ce9" office:value-type="float" office:value="0.213" calcext:value-type="float">
            <text:p>0,21</text:p>
          </table:table-cell>
          <table:table-cell table:style-name="ce9" table:formula="of:=20*LOG10([.D24])" office:value-type="float" office:value="-13.4324079312252" calcext:value-type="float">
            <text:p>-13,43</text:p>
          </table:table-cell>
          <table:table-cell table:style-name="ce12"/>
          <table:table-cell table:style-name="ce12" table:formula="of:=20*LOG10([.F24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300000" calcext:value-type="float">
            <text:p>300000</text:p>
          </table:table-cell>
          <table:table-cell table:style-name="ce6" office:value-type="float" office:value="0.1438" calcext:value-type="float">
            <text:p>0,14</text:p>
          </table:table-cell>
          <table:table-cell table:style-name="ce6" table:formula="of:=20*LOG10([.B25])" office:value-type="float" office:value="-16.8448222790627" calcext:value-type="float">
            <text:p>-16,84</text:p>
          </table:table-cell>
          <table:table-cell table:style-name="ce9" office:value-type="float" office:value="0.1438" calcext:value-type="float">
            <text:p>0,14</text:p>
          </table:table-cell>
          <table:table-cell table:style-name="ce9" table:formula="of:=20*LOG10([.D25])" office:value-type="float" office:value="-16.8448222790627" calcext:value-type="float">
            <text:p>-16,84</text:p>
          </table:table-cell>
          <table:table-cell table:style-name="ce12"/>
          <table:table-cell table:style-name="ce12" table:formula="of:=20*LOG10([.F25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>
          <table:table-cell table:style-name="ce4" office:value-type="float" office:value="400000" calcext:value-type="float">
            <text:p>400000</text:p>
          </table:table-cell>
          <table:table-cell table:style-name="ce6" office:value-type="float" office:value="0.1083" calcext:value-type="float">
            <text:p>0,11</text:p>
          </table:table-cell>
          <table:table-cell table:style-name="ce6" table:formula="of:=20*LOG10([.B26])" office:value-type="float" office:value="-19.3074308674936" calcext:value-type="float">
            <text:p>-19,31</text:p>
          </table:table-cell>
          <table:table-cell table:style-name="ce9" office:value-type="float" office:value="0.1083" calcext:value-type="float">
            <text:p>0,11</text:p>
          </table:table-cell>
          <table:table-cell table:style-name="ce9" table:formula="of:=20*LOG10([.D26])" office:value-type="float" office:value="-19.3074308674936" calcext:value-type="float">
            <text:p>-19,31</text:p>
          </table:table-cell>
          <table:table-cell table:style-name="ce12"/>
          <table:table-cell table:style-name="ce12" table:formula="of:=20*LOG10([.F26]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abela 2 – Fase do filtro</text:p>
          </table:table-cell>
          <table:table-cell table:number-columns-repeated="7"/>
          <table:table-cell>
            <draw:frame table:end-cell-address="Plan1.T53" table:end-x="9.9mm" table:end-y="2.32mm" draw:z-index="1" draw:name="Gráfico 3" draw:style-name="gr1" draw:text-style-name="P1" svg:width="200.28mm" svg:height="115.42mm" svg:x="2.88mm" svg:y="2.96mm">
              <loext:p draw:notify-on-update-of-ranges="Plan1.A34:Plan1.A53 Plan1.D33:Plan1.D33 Plan1.D34:Plan1.D53 Plan1.A34:Plan1.A53 Plan1.B33:Plan1.B33 Plan1.B34:Plan1.B53 Plan1.A34:Plan1.A53 Plan1.C33:Plan1.C33 Plan1.C34:Plan1.C5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equencia (Hz)</text:p>
          </table:table-cell>
          <table:table-cell table:style-name="ce7" office:value-type="string" calcext:value-type="string">
            <text:p>Fase teórica</text:p>
          </table:table-cell>
          <table:table-cell table:style-name="ce8" office:value-type="string" calcext:value-type="string">
            <text:p>Fase computacional</text:p>
          </table:table-cell>
          <table:table-cell table:style-name="ce11" office:value-type="string" calcext:value-type="string">
            <text:p>Fase experimental</text:p>
          </table:table-cell>
          <table:table-cell table:number-columns-repeated="1020"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6" office:value-type="float" office:value="-5.2413" calcext:value-type="float">
            <text:p>-5,24</text:p>
          </table:table-cell>
          <table:table-cell table:style-name="ce9" office:value-type="float" office:value="-5.2413" calcext:value-type="float">
            <text:p>-5,24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-6.5414" calcext:value-type="float">
            <text:p>-6,54</text:p>
          </table:table-cell>
          <table:table-cell table:style-name="ce9" office:value-type="float" office:value="-6.5428" calcext:value-type="float">
            <text:p>-6,54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-7.8347" calcext:value-type="float">
            <text:p>-7,83</text:p>
          </table:table-cell>
          <table:table-cell table:style-name="ce9" office:value-type="float" office:value="-7.8332" calcext:value-type="float">
            <text:p>-7,8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7000" calcext:value-type="float">
            <text:p>7000</text:p>
          </table:table-cell>
          <table:table-cell table:style-name="ce6" office:value-type="float" office:value="-9.1201" calcext:value-type="float">
            <text:p>-9,12</text:p>
          </table:table-cell>
          <table:table-cell table:style-name="ce9" office:value-type="float" office:value="-9.1194" calcext:value-type="float">
            <text:p>-9,12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8000" calcext:value-type="float">
            <text:p>8000</text:p>
          </table:table-cell>
          <table:table-cell table:style-name="ce6" office:value-type="float" office:value="-10.3963" calcext:value-type="float">
            <text:p>-10,40</text:p>
          </table:table-cell>
          <table:table-cell table:style-name="ce9" office:value-type="float" office:value="-10.396" calcext:value-type="float">
            <text:p>-10,4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9000" calcext:value-type="float">
            <text:p>9000</text:p>
          </table:table-cell>
          <table:table-cell table:style-name="ce6" office:value-type="float" office:value="-11.6622" calcext:value-type="float">
            <text:p>-11,66</text:p>
          </table:table-cell>
          <table:table-cell table:style-name="ce9" office:value-type="float" office:value="-11.684" calcext:value-type="float">
            <text:p>-11,68</text:p>
          </table:table-cell>
          <table:table-cell table:style-name="ce12" office:value-type="float" office:value="10" calcext:value-type="float">
            <text:p>10,00</text:p>
          </table:table-cell>
          <table:table-cell table:number-columns-repeated="1020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-12.9166" calcext:value-type="float">
            <text:p>-12,92</text:p>
          </table:table-cell>
          <table:table-cell table:style-name="ce9" office:value-type="float" office:value="-12.918" calcext:value-type="float">
            <text:p>-12,92</text:p>
          </table:table-cell>
          <table:table-cell table:style-name="ce12" office:value-type="float" office:value="20" calcext:value-type="float">
            <text:p>20,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0" calcext:value-type="float">
            <text:p>20000</text:p>
          </table:table-cell>
          <table:table-cell table:style-name="ce6" office:value-type="float" office:value="-24.6396" calcext:value-type="float">
            <text:p>-24,64</text:p>
          </table:table-cell>
          <table:table-cell table:style-name="ce9" office:value-type="float" office:value="-24.641" calcext:value-type="float">
            <text:p>-24,64</text:p>
          </table:table-cell>
          <table:table-cell table:style-name="ce12" office:value-type="float" office:value="30" calcext:value-type="float">
            <text:p>30,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6" office:value-type="float" office:value="-34.5283" calcext:value-type="float">
            <text:p>-34,53</text:p>
          </table:table-cell>
          <table:table-cell table:style-name="ce9" office:value-type="float" office:value="-34.525" calcext:value-type="float">
            <text:p>-34,53</text:p>
          </table:table-cell>
          <table:table-cell table:style-name="ce12" office:value-type="float" office:value="40" calcext:value-type="float">
            <text:p>40,00</text:p>
          </table:table-cell>
          <table:table-cell table:number-columns-repeated="1020"/>
        </table:table-row>
        <table:table-row table:style-name="ro2">
          <table:table-cell table:style-name="ce4" office:value-type="float" office:value="40000" calcext:value-type="float">
            <text:p>40000</text:p>
          </table:table-cell>
          <table:table-cell table:style-name="ce6" office:value-type="float" office:value="-42.5315" calcext:value-type="float">
            <text:p>-42,53</text:p>
          </table:table-cell>
          <table:table-cell table:style-name="ce9" office:value-type="float" office:value="-42.532" calcext:value-type="float">
            <text:p>-42,53</text:p>
          </table:table-cell>
          <table:table-cell table:style-name="ce12" office:value-type="float" office:value="50" calcext:value-type="float">
            <text:p>50,00</text:p>
          </table:table-cell>
          <table:table-cell table:number-columns-repeated="1020"/>
        </table:table-row>
        <table:table-row table:style-name="ro2">
          <table:table-cell table:style-name="ce4" office:value-type="float" office:value="43604.09" calcext:value-type="float">
            <text:p>43604,09</text:p>
          </table:table-cell>
          <table:table-cell table:style-name="ce6" office:value-type="float" office:value="-45" calcext:value-type="float">
            <text:p>-45,00</text:p>
          </table:table-cell>
          <table:table-cell table:style-name="ce9" office:value-type="float" office:value="-45.035" calcext:value-type="float">
            <text:p>-45,04</text:p>
          </table:table-cell>
          <table:table-cell table:style-name="ce12" office:value-type="float" office:value="60" calcext:value-type="float">
            <text:p>60,00</text:p>
          </table:table-cell>
          <table:table-cell table:number-columns-repeated="1020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6" office:value-type="float" office:value="-48.9089" calcext:value-type="float">
            <text:p>-48,91</text:p>
          </table:table-cell>
          <table:table-cell table:style-name="ce9" office:value-type="float" office:value="-48.915" calcext:value-type="float">
            <text:p>-48,92</text:p>
          </table:table-cell>
          <table:table-cell table:style-name="ce12" office:value-type="float" office:value="70" calcext:value-type="float">
            <text:p>70,00</text:p>
          </table:table-cell>
          <table:table-cell table:number-columns-repeated="1020"/>
        </table:table-row>
        <table:table-row table:style-name="ro2">
          <table:table-cell table:style-name="ce4" office:value-type="float" office:value="60000" calcext:value-type="float">
            <text:p>60000</text:p>
          </table:table-cell>
          <table:table-cell table:style-name="ce6" office:value-type="float" office:value="-53.9927" calcext:value-type="float">
            <text:p>-53,99</text:p>
          </table:table-cell>
          <table:table-cell table:style-name="ce9" office:value-type="float" office:value="-53.987" calcext:value-type="float">
            <text:p>-53,99</text:p>
          </table:table-cell>
          <table:table-cell table:style-name="ce12" office:value-type="float" office:value="80" calcext:value-type="float">
            <text:p>80,00</text:p>
          </table:table-cell>
          <table:table-cell table:number-columns-repeated="1020"/>
        </table:table-row>
        <table:table-row table:style-name="ro2">
          <table:table-cell table:style-name="ce4" office:value-type="float" office:value="70000" calcext:value-type="float">
            <text:p>70000</text:p>
          </table:table-cell>
          <table:table-cell table:style-name="ce6" office:value-type="float" office:value="-58.0805" calcext:value-type="float">
            <text:p>-58,08</text:p>
          </table:table-cell>
          <table:table-cell table:style-name="ce9" office:value-type="float" office:value="-58.078" calcext:value-type="float">
            <text:p>-58,08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80000" calcext:value-type="float">
            <text:p>80000</text:p>
          </table:table-cell>
          <table:table-cell table:style-name="ce6" office:value-type="float" office:value="-61.4073" calcext:value-type="float">
            <text:p>-61,41</text:p>
          </table:table-cell>
          <table:table-cell table:style-name="ce9" office:value-type="float" office:value="-61.406" calcext:value-type="float">
            <text:p>-61,41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90000" calcext:value-type="float">
            <text:p>90000</text:p>
          </table:table-cell>
          <table:table-cell table:style-name="ce6" office:value-type="float" office:value="-64.1502" calcext:value-type="float">
            <text:p>-64,15</text:p>
          </table:table-cell>
          <table:table-cell table:style-name="ce9" office:value-type="float" office:value="-64.141" calcext:value-type="float">
            <text:p>-64,14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100000" calcext:value-type="float">
            <text:p>100000</text:p>
          </table:table-cell>
          <table:table-cell table:style-name="ce6" office:value-type="float" office:value="-66.4408" calcext:value-type="float">
            <text:p>-66,44</text:p>
          </table:table-cell>
          <table:table-cell table:style-name="ce9" office:value-type="float" office:value="-66.444" calcext:value-type="float">
            <text:p>-66,44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00" calcext:value-type="float">
            <text:p>200000</text:p>
          </table:table-cell>
          <table:table-cell table:style-name="ce6" office:value-type="float" office:value="-77.7008" calcext:value-type="float">
            <text:p>-77,70</text:p>
          </table:table-cell>
          <table:table-cell table:style-name="ce9" office:value-type="float" office:value="-77.702" calcext:value-type="float">
            <text:p>-77,70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00" calcext:value-type="float">
            <text:p>300000</text:p>
          </table:table-cell>
          <table:table-cell table:style-name="ce6" office:value-type="float" office:value="-81.7301" calcext:value-type="float">
            <text:p>-81,73</text:p>
          </table:table-cell>
          <table:table-cell table:style-name="ce9" office:value-type="float" office:value="-81.729" calcext:value-type="float">
            <text:p>-81,73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400000" calcext:value-type="float">
            <text:p>400000</text:p>
          </table:table-cell>
          <table:table-cell table:style-name="ce6" office:value-type="float" office:value="-83.7787" calcext:value-type="float">
            <text:p>-83,78</text:p>
          </table:table-cell>
          <table:table-cell table:style-name="ce9" office:value-type="float" office:value="-83.779" calcext:value-type="float">
            <text:p>-83,78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00:08:45.9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maral Shayani</meta:initial-creator>
    <meta:creation-date>2011-10-19T14:49:56</meta:creation-date>
    <dc:date>2016-05-12T01:58:39.147000000</dc:date>
    <meta:editing-duration>PT2H22M40S</meta:editing-duration>
    <meta:editing-cycles>6</meta:editing-cycles>
    <meta:generator>LibreOffice/5.0.5.2$Windows_x86 LibreOffice_project/55b006a02d247b5f7215fc6ea0fde844b30035b3</meta:generator>
    <meta:document-statistic meta:table-count="3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4pt" style:font-size-asian="14pt" style:font-size-complex="14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graphic-properties draw:stroke="dash" draw:stroke-dash="Excel_20_line_20_dash_20_2" svg:stroke-color="#808080"/>
    </style:style>
    <style:style style:name="ch8" style:family="chart">
      <style:graphic-properties draw:stroke="dash" draw:stroke-dash="Excel_20_line_20_dash_20_3" svg:stroke-color="#c0c0c0"/>
    </style:style>
    <style:style style:name="ch9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10" style:family="chart">
      <style:chart-properties style:rotation-angle="9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1" style:family="chart">
      <style:graphic-properties draw:stroke="dash" draw:stroke-dash="Excel_20_line_20_dash_20_4" svg:stroke-color="#808080"/>
    </style:style>
    <style:style style:name="ch12" style:family="chart" style:data-style-name="N2">
      <style:chart-properties chart:symbol-type="named-symbol" chart:symbol-name="circle" chart:symbol-width="0.141cm" chart:symbol-height="0.141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Excel_20_line_20_dash_20_1" svg:stroke-width="0.07cm" svg:stroke-color="#993366" draw:fill-color="#99336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616cm" svg:height="10.605cm" xlink:href=".." xlink:type="simple" chart:class="chart:scatter" chart:style-name="ch1">
        <chart:title svg:x="4.047cm" svg:y="0.313cm" chart:style-name="ch2">
          <text:p>Resposta em frequência do Ganho</text:p>
        </chart:title>
        <chart:legend svg:x="0.969cm" svg:y="9.466cm" style:legend-expansion="custom" chartooo:width="15.275cm" chartooo:height="0.776cm" style:legend-expansion-aspect-ratio="19.6842783505155" chart:style-name="ch3"/>
        <chart:plot-area chart:style-name="ch4" table:cell-range-address="Plan1.A7:Plan1.A26 Plan1.G7:Plan1.G26 Plan1.C7:Plan1.C26 Plan1.E7:Plan1.E26" chart:data-source-has-labels="row" svg:x="1.286cm" svg:y="1.223cm" svg:width="15.999cm" svg:height="7.787cm">
          <chartooo:coordinate-region svg:x="2.622cm" svg:y="1.475cm" svg:width="13.92cm" svg:height="7.283cm"/>
          <chart:axis chart:dimension="x" chart:name="primary-x" chart:style-name="ch5">
            <chart:title svg:x="7.777cm" svg:y="8.017cm" chart:style-name="ch6">
              <text:p>Frequência (Hz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52cm" svg:y="3.81cm" chart:style-name="ch10">
              <text:p>Ganho (dB)</text:p>
            </chart:title>
            <chart:grid chart:style-name="ch11" chart:class="major"/>
          </chart:axis>
          <chart:series chart:style-name="ch12" chart:values-cell-range-address="Plan1.G7:Plan1.G26" loext:label-string="&quot;Ganho experimental&quot;" chart:class="chart:scatter">
            <chart:domain table:cell-range-address="Plan1.A7:Plan1.A26"/>
            <chart:data-point chart:repeated="20"/>
          </chart:series>
          <chart:series chart:style-name="ch13" chart:values-cell-range-address="Plan1.C7:Plan1.C26" loext:label-string="&quot;Ganho teórico&quot;" chart:class="chart:scatter">
            <chart:data-point chart:repeated="20"/>
          </chart:series>
          <chart:series chart:style-name="ch14" chart:values-cell-range-address="Plan1.E7:Plan1.E26" loext:label-string="&quot;Ganho computacional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Ganho experimental</text:p>
              </table:table-cell>
              <table:table-cell office:value-type="string">
                <text:p>Ganho teórico</text:p>
              </table:table-cell>
              <table:table-cell office:value-type="string">
                <text:p>Ganho computac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Plan1.A7:Plan1.A26</svg:desc>
                </draw:g>
              </table:table-cell>
              <table:table-cell office:value-type="float" office:value="NaN">
                <text:p>NaN</text:p>
                <draw:g>
                  <svg:desc>Plan1.G7:Plan1.G26</svg:desc>
                </draw:g>
              </table:table-cell>
              <table:table-cell office:value-type="float" office:value="-0.0365575612111857">
                <text:p>-0.0365575612111857</text:p>
                <draw:g>
                  <svg:desc>Plan1.C7:Plan1.C26</svg:desc>
                </draw:g>
              </table:table-cell>
              <table:table-cell office:value-type="float" office:value="-0.0365575612111857">
                <text:p>-0.0365575612111857</text:p>
                <draw:g>
                  <svg:desc>Plan1.E7:Plan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-0.0575168868159087">
                <text:p>-0.0575168868159087</text:p>
              </table:table-cell>
              <table:table-cell office:value-type="float" office:value="-0.0575168868159087">
                <text:p>-0.0575168868159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-0.0820335270712544">
                <text:p>-0.0820335270712544</text:p>
              </table:table-cell>
              <table:table-cell office:value-type="float" office:value="-0.0820335270712544">
                <text:p>-0.0820335270712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-0.111017259719279">
                <text:p>-0.111017259719279</text:p>
              </table:table-cell>
              <table:table-cell office:value-type="float" office:value="-0.111017259719279">
                <text:p>-0.11101725971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-0.144512714892889">
                <text:p>-0.144512714892889</text:p>
              </table:table-cell>
              <table:table-cell office:value-type="float" office:value="-0.144512714892889">
                <text:p>-0.144512714892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-0.18168490987831">
                <text:p>-0.18168490987831</text:p>
              </table:table-cell>
              <table:table-cell office:value-type="float" office:value="-0.18168490987831">
                <text:p>-0.18168490987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-0.223471859094484">
                <text:p>-0.223471859094484</text:p>
              </table:table-cell>
              <table:table-cell office:value-type="float" office:value="-0.223471859094484">
                <text:p>-0.223471859094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-0.829677931539178">
                <text:p>-0.829677931539178</text:p>
              </table:table-cell>
              <table:table-cell office:value-type="float" office:value="-0.829677931539178">
                <text:p>-0.829677931539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-1.68356424759202">
                <text:p>-1.68356424759202</text:p>
              </table:table-cell>
              <table:table-cell office:value-type="float" office:value="-1.68356424759202">
                <text:p>-1.68356424759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-2.65182886954417">
                <text:p>-2.65182886954417</text:p>
              </table:table-cell>
              <table:table-cell office:value-type="float" office:value="-2.65182886954417">
                <text:p>-2.65182886954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04.09">
                <text:p>43604.09</text:p>
              </table:table-cell>
              <table:table-cell office:value-type="float" office:value="NaN">
                <text:p>NaN</text:p>
              </table:table-cell>
              <table:table-cell office:value-type="float" office:value="-3.01038325512028">
                <text:p>-3.01038325512028</text:p>
              </table:table-cell>
              <table:table-cell office:value-type="float" office:value="-3.01652733802347">
                <text:p>-3.01652733802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-3.64604890473952">
                <text:p>-3.64604890473952</text:p>
              </table:table-cell>
              <table:table-cell office:value-type="float" office:value="-3.64737065618969">
                <text:p>-3.64737065618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-4.61540836526812">
                <text:p>-4.61540836526812</text:p>
              </table:table-cell>
              <table:table-cell office:value-type="float" office:value="-4.61393079621837">
                <text:p>-4.6139307962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-5.53581379189777">
                <text:p>-5.53581379189777</text:p>
              </table:table-cell>
              <table:table-cell office:value-type="float" office:value="-5.53581379189777">
                <text:p>-5.5358137918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-6.40236115774275">
                <text:p>-6.40236115774275</text:p>
              </table:table-cell>
              <table:table-cell office:value-type="float" office:value="-6.40054611445163">
                <text:p>-6.4005461144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-7.21027021462828">
                <text:p>-7.21027021462828</text:p>
              </table:table-cell>
              <table:table-cell office:value-type="float" office:value="-7.20827826653147">
                <text:p>-7.20827826653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-7.96749040892111">
                <text:p>-7.96749040892111</text:p>
              </table:table-cell>
              <table:table-cell office:value-type="float" office:value="-7.96749040892111">
                <text:p>-7.96749040892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-13.4324079312252">
                <text:p>-13.4324079312252</text:p>
              </table:table-cell>
              <table:table-cell office:value-type="float" office:value="-13.4324079312252">
                <text:p>-13.432407931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-16.8448222790627">
                <text:p>-16.8448222790627</text:p>
              </table:table-cell>
              <table:table-cell office:value-type="float" office:value="-16.8448222790627">
                <text:p>-16.844822279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-19.3074308674936">
                <text:p>-19.3074308674936</text:p>
              </table:table-cell>
              <table:table-cell office:value-type="float" office:value="-19.3074308674936">
                <text:p>-19.3074308674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2="1" draw:dots2-length="0.416cm" draw:distance="0.104cm"/>
    <draw:stroke-dash draw:name="Excel_20_line_20_dash_20_3" draw:display-name="Excel line dash 3" draw:style="rect" draw:dots2="1" draw:dots2-length="0.416cm" draw:distance="0.104cm"/>
    <draw:stroke-dash draw:name="Excel_20_line_20_dash_20_4" draw:display-name="Excel line dash 4" draw:style="rect" draw:dots2="1" draw:dots2-length="0.416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4pt" style:font-size-asian="14pt" style:font-size-complex="14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graphic-properties draw:stroke="dash" draw:stroke-dash="Excel_20_line_20_dash_20_2" svg:stroke-color="#808080"/>
    </style:style>
    <style:style style:name="ch8" style:family="chart">
      <style:graphic-properties draw:stroke="dash" draw:stroke-dash="Excel_20_line_20_dash_20_3" svg:stroke-color="#c0c0c0"/>
    </style:style>
    <style:style style:name="ch9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10" style:family="chart">
      <style:chart-properties style:rotation-angle="9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1" style:family="chart">
      <style:graphic-properties draw:stroke="dash" draw:stroke-dash="Excel_20_line_20_dash_20_4" svg:stroke-color="#808080"/>
    </style:style>
    <style:style style:name="ch12" style:family="chart" style:data-style-name="N2">
      <style:chart-properties chart:symbol-type="named-symbol" chart:symbol-name="circle" chart:symbol-width="0.141cm" chart:symbol-height="0.141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Excel_20_line_20_dash_20_1" svg:stroke-width="0.07cm" svg:stroke-color="#993366" draw:fill-color="#99336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0.031cm" svg:height="10.605cm" xlink:href=".." xlink:type="simple" chart:class="chart:scatter" chart:column-mapping="3 1 2" chart:style-name="ch1">
        <chart:title svg:x="5.553cm" svg:y="0.313cm" chart:style-name="ch2">
          <text:p>Resposta em frequência da Fase</text:p>
        </chart:title>
        <chart:legend svg:x="1.725cm" svg:y="9.466cm" style:legend-expansion="custom" chartooo:width="16.086cm" chartooo:height="0.776cm" style:legend-expansion-aspect-ratio="20.729381443299" chart:style-name="ch3"/>
        <chart:plot-area chart:style-name="ch4" table:cell-range-address="Plan1.A34:Plan1.C53 Plan1.D33:Plan1.D53 Plan1.B33:Plan1.C33" chart:data-source-has-labels="row" svg:x="0.942cm" svg:y="1.223cm" svg:width="18.563cm" svg:height="7.286cm">
          <chartooo:coordinate-region svg:x="2.489cm" svg:y="1.475cm" svg:width="16.273cm" svg:height="6.782cm"/>
          <chart:axis chart:dimension="x" chart:name="primary-x" chart:style-name="ch5">
            <chart:title svg:x="9.029cm" svg:y="8.017cm" chart:style-name="ch6">
              <text:p>Frequência (Hz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52cm" svg:y="3.768cm" chart:style-name="ch10">
              <text:p>Fase (graus)</text:p>
            </chart:title>
            <chart:grid chart:style-name="ch11" chart:class="major"/>
          </chart:axis>
          <chart:series chart:style-name="ch12" chart:values-cell-range-address="Plan1.D34:Plan1.D53" chart:label-cell-address="Plan1.D33:Plan1.D33" chart:class="chart:scatter">
            <chart:domain table:cell-range-address="Plan1.A34:Plan1.A53"/>
            <chart:data-point chart:repeated="20"/>
          </chart:series>
          <chart:series chart:style-name="ch13" chart:values-cell-range-address="Plan1.B34:Plan1.B53" chart:label-cell-address="Plan1.B33:Plan1.B33" chart:class="chart:scatter">
            <chart:data-point chart:repeated="20"/>
          </chart:series>
          <chart:series chart:style-name="ch14" chart:values-cell-range-address="Plan1.C34:Plan1.C53" chart:label-cell-address="Plan1.C33:Plan1.C3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Fase experimental</text:p>
                <draw:g>
                  <svg:desc>Plan1.D33:Plan1.D33</svg:desc>
                </draw:g>
              </table:table-cell>
              <table:table-cell office:value-type="string">
                <text:p>Fase teórica</text:p>
                <draw:g>
                  <svg:desc>Plan1.B33:Plan1.B33</svg:desc>
                </draw:g>
              </table:table-cell>
              <table:table-cell office:value-type="string">
                <text:p>Fase computacional</text:p>
                <draw:g>
                  <svg:desc>Plan1.C33:Plan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Plan1.A34:Plan1.A53</svg:desc>
                </draw:g>
              </table:table-cell>
              <table:table-cell office:value-type="float" office:value="0">
                <text:p>0</text:p>
                <draw:g>
                  <svg:desc>Plan1.D34:Plan1.D53</svg:desc>
                </draw:g>
              </table:table-cell>
              <table:table-cell office:value-type="float" office:value="-5.2413">
                <text:p>-5.2413</text:p>
                <draw:g>
                  <svg:desc>Plan1.B34:Plan1.B53</svg:desc>
                </draw:g>
              </table:table-cell>
              <table:table-cell office:value-type="float" office:value="-5.2413">
                <text:p>-5.2413</text:p>
                <draw:g>
                  <svg:desc>Plan1.C34:Plan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-6.5414">
                <text:p>-6.5414</text:p>
              </table:table-cell>
              <table:table-cell office:value-type="float" office:value="-6.5428">
                <text:p>-6.5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-7.8347">
                <text:p>-7.8347</text:p>
              </table:table-cell>
              <table:table-cell office:value-type="float" office:value="-7.8332">
                <text:p>-7.8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-9.1201">
                <text:p>-9.1201</text:p>
              </table:table-cell>
              <table:table-cell office:value-type="float" office:value="-9.1194">
                <text:p>-9.1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-10.3963">
                <text:p>-10.3963</text:p>
              </table:table-cell>
              <table:table-cell office:value-type="float" office:value="-10.396">
                <text:p>-10.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10">
                <text:p>10</text:p>
              </table:table-cell>
              <table:table-cell office:value-type="float" office:value="-11.6622">
                <text:p>-11.6622</text:p>
              </table:table-cell>
              <table:table-cell office:value-type="float" office:value="-11.684">
                <text:p>-11.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  <table:table-cell office:value-type="float" office:value="-12.9166">
                <text:p>-12.9166</text:p>
              </table:table-cell>
              <table:table-cell office:value-type="float" office:value="-12.918">
                <text:p>-12.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0">
                <text:p>30</text:p>
              </table:table-cell>
              <table:table-cell office:value-type="float" office:value="-24.6396">
                <text:p>-24.6396</text:p>
              </table:table-cell>
              <table:table-cell office:value-type="float" office:value="-24.641">
                <text:p>-24.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0">
                <text:p>40</text:p>
              </table:table-cell>
              <table:table-cell office:value-type="float" office:value="-34.5283">
                <text:p>-34.5283</text:p>
              </table:table-cell>
              <table:table-cell office:value-type="float" office:value="-34.525">
                <text:p>-34.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50">
                <text:p>50</text:p>
              </table:table-cell>
              <table:table-cell office:value-type="float" office:value="-42.5315">
                <text:p>-42.5315</text:p>
              </table:table-cell>
              <table:table-cell office:value-type="float" office:value="-42.532">
                <text:p>-42.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04.09">
                <text:p>43604.09</text:p>
              </table:table-cell>
              <table:table-cell office:value-type="float" office:value="60">
                <text:p>60</text:p>
              </table:table-cell>
              <table:table-cell office:value-type="float" office:value="-45">
                <text:p>-45</text:p>
              </table:table-cell>
              <table:table-cell office:value-type="float" office:value="-45.035">
                <text:p>-45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70">
                <text:p>70</text:p>
              </table:table-cell>
              <table:table-cell office:value-type="float" office:value="-48.9089">
                <text:p>-48.9089</text:p>
              </table:table-cell>
              <table:table-cell office:value-type="float" office:value="-48.915">
                <text:p>-48.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80">
                <text:p>80</text:p>
              </table:table-cell>
              <table:table-cell office:value-type="float" office:value="-53.9927">
                <text:p>-53.9927</text:p>
              </table:table-cell>
              <table:table-cell office:value-type="float" office:value="-53.987">
                <text:p>-53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90">
                <text:p>90</text:p>
              </table:table-cell>
              <table:table-cell office:value-type="float" office:value="-58.0805">
                <text:p>-58.0805</text:p>
              </table:table-cell>
              <table:table-cell office:value-type="float" office:value="-58.078">
                <text:p>-58.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90">
                <text:p>90</text:p>
              </table:table-cell>
              <table:table-cell office:value-type="float" office:value="-61.4073">
                <text:p>-61.4073</text:p>
              </table:table-cell>
              <table:table-cell office:value-type="float" office:value="-61.406">
                <text:p>-61.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0">
                <text:p>90000</text:p>
              </table:table-cell>
              <table:table-cell office:value-type="float" office:value="90">
                <text:p>90</text:p>
              </table:table-cell>
              <table:table-cell office:value-type="float" office:value="-64.1502">
                <text:p>-64.1502</text:p>
              </table:table-cell>
              <table:table-cell office:value-type="float" office:value="-64.141">
                <text:p>-64.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90">
                <text:p>90</text:p>
              </table:table-cell>
              <table:table-cell office:value-type="float" office:value="-66.4408">
                <text:p>-66.4408</text:p>
              </table:table-cell>
              <table:table-cell office:value-type="float" office:value="-66.444">
                <text:p>-66.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90">
                <text:p>90</text:p>
              </table:table-cell>
              <table:table-cell office:value-type="float" office:value="-77.7008">
                <text:p>-77.7008</text:p>
              </table:table-cell>
              <table:table-cell office:value-type="float" office:value="-77.702">
                <text:p>-77.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90">
                <text:p>90</text:p>
              </table:table-cell>
              <table:table-cell office:value-type="float" office:value="-81.7301">
                <text:p>-81.7301</text:p>
              </table:table-cell>
              <table:table-cell office:value-type="float" office:value="-81.729">
                <text:p>-81.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90">
                <text:p>90</text:p>
              </table:table-cell>
              <table:table-cell office:value-type="float" office:value="-83.7787">
                <text:p>-83.7787</text:p>
              </table:table-cell>
              <table:table-cell office:value-type="float" office:value="-83.779">
                <text:p>-83.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2="1" draw:dots2-length="0.416cm" draw:distance="0.104cm"/>
    <draw:stroke-dash draw:name="Excel_20_line_20_dash_20_3" draw:display-name="Excel line dash 3" draw:style="rect" draw:dots2="1" draw:dots2-length="0.416cm" draw:distance="0.104cm"/>
    <draw:stroke-dash draw:name="Excel_20_line_20_dash_20_4" draw:display-name="Excel line dash 4" draw:style="rect" draw:dots2="1" draw:dots2-length="0.416cm" draw:distance="0.104cm"/>
  </office:styles>
</office:document-styles>
</file>